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PhaseListener.afterPhase( PhaseEvent phaseEv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ebugPhaseListener.beforePhase( PhaseEvent phaseEv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bugPhaseListener.getPhas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